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87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ce14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00a933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18"/>
        <table:table-column table:style-name="co4" table:number-columns-repeated="2" table:default-cell-style-name="ce20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 table:style-name="ce14"/>
          <table:table-cell table:style-name="ce17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17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/>
        </table:table-row>
        <table:table-row table:style-name="ro2">
          <table:table-cell office:value-type="date" office:date-value="2021-02-03" calcext:value-type="date">
            <text:p>Wednesday, February 03, 2021</text:p>
          </table:table-cell>
          <table:table-cell table:style-name="ce4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date" office:date-value="2021-02-04" calcext:value-type="date">
            <text:p>Thursday, February 04, 2021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date" office:date-value="2021-02-05" calcext:value-type="date">
            <text:p>Friday, February 05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office:value-type="date" office:date-value="2021-02-06" calcext:value-type="date">
            <text:p>Saturday, February 06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1</text:p>
          </table:table-cell>
          <table:table-cell/>
        </table:table-row>
        <table:table-row table:style-name="ro2">
          <table:table-cell office:value-type="date" office:date-value="2021-02-07" calcext:value-type="date">
            <text:p>Sunday, February 07, 2021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2</text:p>
          </table:table-cell>
          <table:table-cell/>
        </table:table-row>
        <table:table-row table:style-name="ro2">
          <table:table-cell office:value-type="date" office:date-value="2021-02-08" calcext:value-type="date">
            <text:p>Monday, February 08, 2021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office:value-type="date" office:date-value="2021-02-09" calcext:value-type="date">
            <text:p>Tuesday, February 09, 2021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B4</text:p>
          </table:table-cell>
          <table:table-cell/>
        </table:table-row>
        <table:table-row table:style-name="ro2">
          <table:table-cell office:value-type="date" office:date-value="2021-02-10" calcext:value-type="date">
            <text:p>Wednesday, February 10, 2021</text:p>
          </table:table-cell>
          <table:table-cell table:style-name="ce4" office:value-type="float" office:value="880" calcext:value-type="float">
            <text:p>88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5</text:p>
          </table:table-cell>
          <table:table-cell/>
        </table:table-row>
        <table:table-row table:style-name="ro2">
          <table:table-cell office:value-type="date" office:date-value="2021-02-11" calcext:value-type="date">
            <text:p>Thursday, February 11, 2021</text:p>
          </table:table-cell>
          <table:table-cell table:style-name="ce4" office:value-type="float" office:value="900" calcext:value-type="float">
            <text:p>9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6</text:p>
          </table:table-cell>
          <table:table-cell/>
        </table:table-row>
        <table:table-row table:style-name="ro2">
          <table:table-cell office:value-type="date" office:date-value="2021-02-12" calcext:value-type="date">
            <text:p>Friday, February 12, 2021</text:p>
          </table:table-cell>
          <table:table-cell table:style-name="ce4" office:value-type="float" office:value="920" calcext:value-type="float">
            <text:p>92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B7</text:p>
          </table:table-cell>
          <table:table-cell/>
        </table:table-row>
        <table:table-row table:style-name="ro2">
          <table:table-cell office:value-type="date" office:date-value="2021-02-13" calcext:value-type="date">
            <text:p>Saturday, February 13, 2021</text:p>
          </table:table-cell>
          <table:table-cell table:style-name="ce4" office:value-type="float" office:value="940" calcext:value-type="float">
            <text:p>94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B8</text:p>
          </table:table-cell>
          <table:table-cell/>
        </table:table-row>
        <table:table-row table:style-name="ro2">
          <table:table-cell office:value-type="date" office:date-value="2021-02-14" calcext:value-type="date">
            <text:p>Sunday, February 14, 2021</text:p>
          </table:table-cell>
          <table:table-cell table:style-name="ce4" office:value-type="float" office:value="960" calcext:value-type="float">
            <text:p>96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9</text:p>
          </table:table-cell>
          <table:table-cell/>
        </table:table-row>
        <table:table-row table:style-name="ro2">
          <table:table-cell office:value-type="date" office:date-value="2021-02-15" calcext:value-type="date">
            <text:p>Monday, February 15, 2021</text:p>
          </table:table-cell>
          <table:table-cell table:style-name="ce4" office:value-type="float" office:value="980" calcext:value-type="float">
            <text:p>98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B10</text:p>
          </table:table-cell>
          <table:table-cell/>
        </table:table-row>
        <table:table-row table:style-name="ro2">
          <table:table-cell office:value-type="date" office:date-value="2021-02-16" calcext:value-type="date">
            <text:p>Tuesday, February 16, 202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11</text:p>
          </table:table-cell>
          <table:table-cell/>
        </table:table-row>
        <table:table-row table:style-name="ro2">
          <table:table-cell office:value-type="date" office:date-value="2021-02-17" calcext:value-type="date">
            <text:p>Wednesday, February 17, 2021</text:p>
          </table:table-cell>
          <table:table-cell table:style-name="ce4" office:value-type="float" office:value="1020" calcext:value-type="float">
            <text:p>102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B12</text:p>
          </table:table-cell>
          <table:table-cell/>
        </table:table-row>
        <table:table-row table:style-name="ro2">
          <table:table-cell office:value-type="date" office:date-value="2021-02-18" calcext:value-type="date">
            <text:p>Thursday, February 18, 2021</text:p>
          </table:table-cell>
          <table:table-cell table:style-name="ce4" office:value-type="float" office:value="1040" calcext:value-type="float">
            <text:p>10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B13</text:p>
          </table:table-cell>
          <table:table-cell/>
        </table:table-row>
        <table:table-row table:style-name="ro2">
          <table:table-cell office:value-type="date" office:date-value="2021-02-19" calcext:value-type="date">
            <text:p>Friday, February 19, 2021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B14</text:p>
          </table:table-cell>
          <table:table-cell/>
        </table:table-row>
        <table:table-row table:style-name="ro2">
          <table:table-cell office:value-type="date" office:date-value="2021-02-20" calcext:value-type="date">
            <text:p>Saturday, February 20, 2021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C19</text:p>
          </table:table-cell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B15</text:p>
          </table:table-cell>
          <table:table-cell/>
        </table:table-row>
        <table:table-row table:style-name="ro2">
          <table:table-cell office:value-type="date" office:date-value="2021-02-21" calcext:value-type="date">
            <text:p>Sunday, February 21, 2021</text:p>
          </table:table-cell>
          <table:table-cell table:style-name="ce4" office:value-type="float" office:value="1100" calcext:value-type="float">
            <text:p>11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B16</text:p>
          </table:table-cell>
          <table:table-cell/>
        </table:table-row>
        <table:table-row table:style-name="ro2">
          <table:table-cell office:value-type="date" office:date-value="2021-02-22" calcext:value-type="date">
            <text:p>Monday, February 22, 2021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17</text:p>
          </table:table-cell>
          <table:table-cell/>
        </table:table-row>
        <table:table-row table:style-name="ro2">
          <table:table-cell office:value-type="date" office:date-value="2021-02-23" calcext:value-type="date">
            <text:p>Tuesday, February 23, 2021</text:p>
          </table:table-cell>
          <table:table-cell table:style-name="ce4" office:value-type="float" office:value="1140" calcext:value-type="float">
            <text:p>114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18</text:p>
          </table:table-cell>
          <table:table-cell/>
        </table:table-row>
        <table:table-row table:style-name="ro2">
          <table:table-cell office:value-type="date" office:date-value="2021-02-24" calcext:value-type="date">
            <text:p>Wednesday, February 24, 2021</text:p>
          </table:table-cell>
          <table:table-cell table:style-name="ce4" office:value-type="float" office:value="1160" calcext:value-type="float">
            <text:p>116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B19</text:p>
          </table:table-cell>
          <table:table-cell/>
        </table:table-row>
        <table:table-row table:style-name="ro2">
          <table:table-cell office:value-type="date" office:date-value="2021-02-25" calcext:value-type="date">
            <text:p>Thursday, February 25, 2021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B20</text:p>
          </table:table-cell>
          <table:table-cell/>
        </table:table-row>
        <table:table-row table:style-name="ro2">
          <table:table-cell office:value-type="date" office:date-value="2021-02-26" calcext:value-type="date">
            <text:p>Friday, February 26, 2021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C25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B21</text:p>
          </table:table-cell>
          <table:table-cell/>
        </table:table-row>
        <table:table-row table:style-name="ro2">
          <table:table-cell office:value-type="date" office:date-value="2021-02-27" calcext:value-type="date">
            <text:p>Saturday, February 27, 2021</text:p>
          </table:table-cell>
          <table:table-cell table:style-name="ce4" office:value-type="float" office:value="1220" calcext:value-type="float">
            <text:p>122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C1</text:p>
          </table:table-cell>
          <table:table-cell/>
        </table:table-row>
        <table:table-row table:style-name="ro2">
          <table:table-cell office:value-type="date" office:date-value="2021-02-28" calcext:value-type="date">
            <text:p>Sunday, February 28, 2021</text:p>
          </table:table-cell>
          <table:table-cell table:style-name="ce4" office:value-type="float" office:value="1240" calcext:value-type="float">
            <text:p>124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C2</text:p>
          </table:table-cell>
          <table:table-cell/>
        </table:table-row>
        <table:table-row table:style-name="ro2">
          <table:table-cell office:value-type="date" office:date-value="2021-03-01" calcext:value-type="date">
            <text:p>Monday, March 01, 2021</text:p>
          </table:table-cell>
          <table:table-cell table:style-name="ce4" office:value-type="float" office:value="1260" calcext:value-type="float">
            <text:p>126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C3</text:p>
          </table:table-cell>
          <table:table-cell/>
        </table:table-row>
        <table:table-row table:style-name="ro2">
          <table:table-cell office:value-type="date" office:date-value="2021-03-02" calcext:value-type="date">
            <text:p>Tuesday, March 02, 2021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29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C4</text:p>
          </table:table-cell>
          <table:table-cell/>
        </table:table-row>
        <table:table-row table:style-name="ro2">
          <table:table-cell office:value-type="date" office:date-value="2021-03-03" calcext:value-type="date">
            <text:p>Wednesday, March 03, 2021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date" office:date-value="2021-03-04" calcext:value-type="date">
            <text:p>Thursday, March 04, 2021</text:p>
          </table:table-cell>
          <table:table-cell table:style-name="ce4" office:value-type="float" office:value="1320" calcext:value-type="float">
            <text:p>13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D2</text:p>
          </table:table-cell>
          <table:table-cell/>
        </table:table-row>
        <table:table-row table:style-name="ro2">
          <table:table-cell office:value-type="date" office:date-value="2021-03-05" calcext:value-type="date">
            <text:p>Friday, March 05, 2021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C32</text:p>
          </table:table-cell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D3</text:p>
          </table:table-cell>
          <table:table-cell/>
        </table:table-row>
        <table:table-row table:style-name="ro2">
          <table:table-cell office:value-type="date" office:date-value="2021-03-06" calcext:value-type="date">
            <text:p>Saturday, March 06,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D4</text:p>
          </table:table-cell>
          <table:table-cell/>
        </table:table-row>
        <table:table-row table:style-name="ro2">
          <table:table-cell office:value-type="date" office:date-value="2021-03-07" calcext:value-type="date">
            <text:p>Sunday, March 07,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5</text:p>
          </table:table-cell>
          <table:table-cell/>
        </table:table-row>
        <table:table-row table:style-name="ro2">
          <table:table-cell office:value-type="date" office:date-value="2021-03-08" calcext:value-type="date">
            <text:p>Monday, March 08,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/>
        </table:table-row>
        <table:table-row table:style-name="ro2">
          <table:table-cell office:value-type="date" office:date-value="2021-03-09" calcext:value-type="date">
            <text:p>Tuesday, March 09,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/>
        </table:table-row>
        <table:table-row table:style-name="ro2">
          <table:table-cell office:value-type="date" office:date-value="2021-03-10" calcext:value-type="date">
            <text:p>Wednesday, March 10,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/>
        </table:table-row>
        <table:table-row table:style-name="ro2">
          <table:table-cell office:value-type="date" office:date-value="2021-03-11" calcext:value-type="date">
            <text:p>Thursday, March 11,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/>
        </table:table-row>
        <table:table-row table:style-name="ro2">
          <table:table-cell office:value-type="date" office:date-value="2021-03-12" calcext:value-type="date">
            <text:p>Friday, March 12,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/>
        </table:table-row>
        <table:table-row table:style-name="ro2">
          <table:table-cell office:value-type="date" office:date-value="2021-03-13" calcext:value-type="date">
            <text:p>Saturday, March 13,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/>
        </table:table-row>
        <table:table-row table:style-name="ro2">
          <table:table-cell office:value-type="date" office:date-value="2021-03-14" calcext:value-type="date">
            <text:p>Sunday, March 14,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/>
        </table:table-row>
        <table:table-row table:style-name="ro2">
          <table:table-cell office:value-type="date" office:date-value="2021-03-15" calcext:value-type="date">
            <text:p>Monday, March 15,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date" office:date-value="2021-03-16" calcext:value-type="date">
            <text:p>Tuesday, March 16,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/>
        </table:table-row>
        <table:table-row table:style-name="ro2">
          <table:table-cell office:value-type="date" office:date-value="2021-03-17" calcext:value-type="date">
            <text:p>Wednesday, March 17,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/>
        </table:table-row>
        <table:table-row table:style-name="ro2">
          <table:table-cell office:value-type="date" office:date-value="2021-03-18" calcext:value-type="date">
            <text:p>Thursday, March 18,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/>
        </table:table-row>
        <table:table-row table:style-name="ro2">
          <table:table-cell office:value-type="date" office:date-value="2021-03-19" calcext:value-type="date">
            <text:p>Friday, March 19,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/>
        </table:table-row>
        <table:table-row table:style-name="ro2">
          <table:table-cell office:value-type="date" office:date-value="2021-03-20" calcext:value-type="date">
            <text:p>Saturday, March 20,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/>
        </table:table-row>
        <table:table-row table:style-name="ro2">
          <table:table-cell office:value-type="date" office:date-value="2021-03-21" calcext:value-type="date">
            <text:p>Sunday, March 21,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/>
        </table:table-row>
        <table:table-row table:style-name="ro2">
          <table:table-cell office:value-type="date" office:date-value="2021-03-22" calcext:value-type="date">
            <text:p>Monday, March 22,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D17</text:p>
          </table:table-cell>
          <table:table-cell table:number-columns-repeated="5"/>
        </table:table-row>
        <table:table-row table:style-name="ro2">
          <table:table-cell office:value-type="date" office:date-value="2021-03-23" calcext:value-type="date">
            <text:p>Tuesday, March 23,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D18</text:p>
          </table:table-cell>
          <table:table-cell table:number-columns-repeated="5"/>
        </table:table-row>
        <table:table-row table:style-name="ro2">
          <table:table-cell office:value-type="date" office:date-value="2021-03-24" calcext:value-type="date">
            <text:p>Wednesday, March 24,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D19</text:p>
          </table:table-cell>
          <table:table-cell table:number-columns-repeated="5"/>
        </table:table-row>
        <table:table-row table:style-name="ro2">
          <table:table-cell office:value-type="date" office:date-value="2021-03-25" calcext:value-type="date">
            <text:p>Thursday, March 25,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D20</text:p>
          </table:table-cell>
          <table:table-cell table:number-columns-repeated="5"/>
        </table:table-row>
        <table:table-row table:style-name="ro2">
          <table:table-cell office:value-type="date" office:date-value="2021-03-26" calcext:value-type="date">
            <text:p>Friday, March 26,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D21</text:p>
          </table:table-cell>
          <table:table-cell table:number-columns-repeated="5"/>
        </table:table-row>
        <table:table-row table:style-name="ro2">
          <table:table-cell office:value-type="date" office:date-value="2021-03-27" calcext:value-type="date">
            <text:p>Saturday, March 27,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22</text:p>
          </table:table-cell>
          <table:table-cell table:number-columns-repeated="5"/>
        </table:table-row>
        <table:table-row table:style-name="ro2">
          <table:table-cell office:value-type="date" office:date-value="2021-03-28" calcext:value-type="date">
            <text:p>Sunday, March 28,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D23</text:p>
          </table:table-cell>
          <table:table-cell table:number-columns-repeated="5"/>
        </table:table-row>
        <table:table-row table:style-name="ro2">
          <table:table-cell office:value-type="date" office:date-value="2021-03-29" calcext:value-type="date">
            <text:p>Monday, March 29,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E1</text:p>
          </table:table-cell>
          <table:table-cell table:number-columns-repeated="5"/>
        </table:table-row>
        <table:table-row table:style-name="ro2">
          <table:table-cell office:value-type="date" office:date-value="2021-03-30" calcext:value-type="date">
            <text:p>Tuesday, March 30,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E2</text:p>
          </table:table-cell>
          <table:table-cell table:number-columns-repeated="5"/>
        </table:table-row>
        <table:table-row table:style-name="ro2">
          <table:table-cell office:value-type="date" office:date-value="2021-03-31" calcext:value-type="date">
            <text:p>Wednesday, March 31,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2">
          <table:table-cell office:value-type="date" office:date-value="2021-04-01" calcext:value-type="date">
            <text:p>Thursday, April 01,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E4</text:p>
          </table:table-cell>
          <table:table-cell table:number-columns-repeated="5"/>
        </table:table-row>
        <table:table-row table:style-name="ro2">
          <table:table-cell office:value-type="date" office:date-value="2021-04-02" calcext:value-type="date">
            <text:p>Friday, April 02,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2">
          <table:table-cell office:value-type="date" office:date-value="2021-04-03" calcext:value-type="date">
            <text:p>Saturday, April 03,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E6</text:p>
          </table:table-cell>
          <table:table-cell table:number-columns-repeated="5"/>
        </table:table-row>
        <table:table-row table:style-name="ro2">
          <table:table-cell office:value-type="date" office:date-value="2021-04-04" calcext:value-type="date">
            <text:p>Sunday, April 04,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E7</text:p>
          </table:table-cell>
          <table:table-cell table:number-columns-repeated="5"/>
        </table:table-row>
        <table:table-row table:style-name="ro2">
          <table:table-cell office:value-type="date" office:date-value="2021-04-05" calcext:value-type="date">
            <text:p>Monday, April 05,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2">
          <table:table-cell office:value-type="date" office:date-value="2021-04-06" calcext:value-type="date">
            <text:p>Tuesday, April 06,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E9</text:p>
          </table:table-cell>
          <table:table-cell table:number-columns-repeated="5"/>
        </table:table-row>
        <table:table-row table:style-name="ro2">
          <table:table-cell office:value-type="date" office:date-value="2021-04-07" calcext:value-type="date">
            <text:p>Wednesday, April 07,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2">
          <table:table-cell office:value-type="date" office:date-value="2021-04-08" calcext:value-type="date">
            <text:p>Thursday, April 08,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2">
          <table:table-cell office:value-type="date" office:date-value="2021-04-09" calcext:value-type="date">
            <text:p>Friday, April 09,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2">
          <table:table-cell office:value-type="date" office:date-value="2021-04-10" calcext:value-type="date">
            <text:p>Saturday, April 10,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2">
          <table:table-cell office:value-type="date" office:date-value="2021-04-11" calcext:value-type="date">
            <text:p>Sunday, April 11,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2">
          <table:table-cell office:value-type="date" office:date-value="2021-04-12" calcext:value-type="date">
            <text:p>Monday, April 12,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2">
          <table:table-cell office:value-type="date" office:date-value="2021-04-13" calcext:value-type="date">
            <text:p>Tuesday, April 13,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F7</text:p>
          </table:table-cell>
          <table:table-cell table:number-columns-repeated="5"/>
        </table:table-row>
        <table:table-row table:style-name="ro2">
          <table:table-cell office:value-type="date" office:date-value="2021-04-14" calcext:value-type="date">
            <text:p>Wednesday, April 14,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F8</text:p>
          </table:table-cell>
          <table:table-cell table:number-columns-repeated="5"/>
        </table:table-row>
        <table:table-row table:style-name="ro2">
          <table:table-cell office:value-type="date" office:date-value="2021-04-15" calcext:value-type="date">
            <text:p>Thursday, April 15,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2">
          <table:table-cell office:value-type="date" office:date-value="2021-04-16" calcext:value-type="date">
            <text:p>Friday, April 16,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2">
          <table:table-cell office:value-type="date" office:date-value="2021-04-17" calcext:value-type="date">
            <text:p>Saturday, April 17,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G3</text:p>
          </table:table-cell>
          <table:table-cell table:number-columns-repeated="5"/>
        </table:table-row>
        <table:table-row table:style-name="ro2">
          <table:table-cell office:value-type="date" office:date-value="2021-04-18" calcext:value-type="date">
            <text:p>Sunday, April 18,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2">
          <table:table-cell office:value-type="date" office:date-value="2021-04-19" calcext:value-type="date">
            <text:p>Monday, April 19,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G5</text:p>
          </table:table-cell>
          <table:table-cell table:number-columns-repeated="5"/>
        </table:table-row>
        <table:table-row table:style-name="ro2">
          <table:table-cell office:value-type="date" office:date-value="2021-04-20" calcext:value-type="date">
            <text:p>Tuesday, April 20,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G6</text:p>
          </table:table-cell>
          <table:table-cell table:number-columns-repeated="5"/>
        </table:table-row>
        <table:table-row table:style-name="ro2">
          <table:table-cell office:value-type="date" office:date-value="2021-04-21" calcext:value-type="date">
            <text:p>Wednesday, April 21,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G7</text:p>
          </table:table-cell>
          <table:table-cell table:number-columns-repeated="5"/>
        </table:table-row>
        <table:table-row table:style-name="ro2">
          <table:table-cell office:value-type="date" office:date-value="2021-04-22" calcext:value-type="date">
            <text:p>Thursday, April 22,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1</text:p>
          </table:table-cell>
          <table:table-cell table:number-columns-repeated="5"/>
        </table:table-row>
        <table:table-row table:style-name="ro2">
          <table:table-cell office:value-type="date" office:date-value="2021-04-23" calcext:value-type="date">
            <text:p>Friday, April 23,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2</text:p>
          </table:table-cell>
          <table:table-cell table:number-columns-repeated="5"/>
        </table:table-row>
        <table:table-row table:style-name="ro2">
          <table:table-cell office:value-type="date" office:date-value="2021-04-24" calcext:value-type="date">
            <text:p>Saturday, April 24,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3</text:p>
          </table:table-cell>
          <table:table-cell table:number-columns-repeated="5"/>
        </table:table-row>
        <table:table-row table:style-name="ro2">
          <table:table-cell office:value-type="date" office:date-value="2021-04-25" calcext:value-type="date">
            <text:p>Sunday, April 25,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H4</text:p>
          </table:table-cell>
          <table:table-cell table:number-columns-repeated="5"/>
        </table:table-row>
        <table:table-row table:style-name="ro2">
          <table:table-cell office:value-type="date" office:date-value="2021-04-26" calcext:value-type="date">
            <text:p>Monday, April 26,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H5</text:p>
          </table:table-cell>
          <table:table-cell table:number-columns-repeated="5"/>
        </table:table-row>
        <table:table-row table:style-name="ro2">
          <table:table-cell office:value-type="date" office:date-value="2021-04-27" calcext:value-type="date">
            <text:p>Tuesday, April 27,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H6</text:p>
          </table:table-cell>
          <table:table-cell table:number-columns-repeated="5"/>
        </table:table-row>
        <table:table-row table:style-name="ro2">
          <table:table-cell office:value-type="date" office:date-value="2021-04-28" calcext:value-type="date">
            <text:p>Wednesday, April 28,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H7</text:p>
          </table:table-cell>
          <table:table-cell table:number-columns-repeated="5"/>
        </table:table-row>
        <table:table-row table:style-name="ro2">
          <table:table-cell office:value-type="date" office:date-value="2021-04-29" calcext:value-type="date">
            <text:p>Thursday, April 29,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H8</text:p>
          </table:table-cell>
          <table:table-cell table:number-columns-repeated="5"/>
        </table:table-row>
        <table:table-row table:style-name="ro2">
          <table:table-cell office:value-type="date" office:date-value="2021-04-30" calcext:value-type="date">
            <text:p>Friday, April 30,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I1</text:p>
          </table:table-cell>
          <table:table-cell table:number-columns-repeated="5"/>
        </table:table-row>
        <table:table-row table:style-name="ro2">
          <table:table-cell office:value-type="date" office:date-value="2021-05-01" calcext:value-type="date">
            <text:p>Saturday, May 01,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I2</text:p>
          </table:table-cell>
          <table:table-cell table:number-columns-repeated="5"/>
        </table:table-row>
        <table:table-row table:style-name="ro2">
          <table:table-cell office:value-type="date" office:date-value="2021-05-02" calcext:value-type="date">
            <text:p>Sunday, May 02,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I3</text:p>
          </table:table-cell>
          <table:table-cell table:number-columns-repeated="5"/>
        </table:table-row>
        <table:table-row table:style-name="ro2">
          <table:table-cell office:value-type="date" office:date-value="2021-05-03" calcext:value-type="date">
            <text:p>Monday, May 03,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5"/>
        </table:table-row>
        <table:table-row table:style-name="ro2">
          <table:table-cell office:value-type="date" office:date-value="2021-05-04" calcext:value-type="date">
            <text:p>Tuesday, May 04,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5"/>
        </table:table-row>
        <table:table-row table:style-name="ro2">
          <table:table-cell office:value-type="date" office:date-value="2021-05-05" calcext:value-type="date">
            <text:p>Wednesday, May 05,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5"/>
        </table:table-row>
        <table:table-row table:style-name="ro2">
          <table:table-cell office:value-type="date" office:date-value="2021-05-06" calcext:value-type="date">
            <text:p>Thursday, May 06,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5"/>
        </table:table-row>
        <table:table-row table:style-name="ro2">
          <table:table-cell office:value-type="date" office:date-value="2021-05-07" calcext:value-type="date">
            <text:p>Friday, May 07,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5"/>
        </table:table-row>
        <table:table-row table:style-name="ro2">
          <table:table-cell office:value-type="date" office:date-value="2021-05-08" calcext:value-type="date">
            <text:p>Saturday, May 08,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5"/>
        </table:table-row>
        <table:table-row table:style-name="ro2">
          <table:table-cell office:value-type="date" office:date-value="2021-05-09" calcext:value-type="date">
            <text:p>Sunday, May 09,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5"/>
        </table:table-row>
        <table:table-row table:style-name="ro2">
          <table:table-cell office:value-type="date" office:date-value="2021-05-10" calcext:value-type="date">
            <text:p>Monday, May 10,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J1</text:p>
          </table:table-cell>
          <table:table-cell table:number-columns-repeated="5"/>
        </table:table-row>
        <table:table-row table:style-name="ro2">
          <table:table-cell office:value-type="date" office:date-value="2021-05-11" calcext:value-type="date">
            <text:p>Tuesday, May 11, 2021</text:p>
          </table:table-cell>
          <table:table-cell table:style-name="ce4"/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J2</text:p>
          </table:table-cell>
          <table:table-cell table:number-columns-repeated="5"/>
        </table:table-row>
        <table:table-row table:style-name="ro2">
          <table:table-cell office:value-type="date" office:date-value="2021-05-12" calcext:value-type="date">
            <text:p>Wednesday, May 12, 2021</text:p>
          </table:table-cell>
          <table:table-cell table:style-name="ce4"/>
          <table:table-cell/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J3</text:p>
          </table:table-cell>
          <table:table-cell table:number-columns-repeated="5"/>
        </table:table-row>
        <table:table-row table:style-name="ro2">
          <table:table-cell office:value-type="date" office:date-value="2021-05-13" calcext:value-type="date">
            <text:p>Thursday, May 13, 2021</text:p>
          </table:table-cell>
          <table:table-cell table:style-name="ce4"/>
          <table:table-cell/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J4</text:p>
          </table:table-cell>
          <table:table-cell table:number-columns-repeated="5"/>
        </table:table-row>
        <table:table-row table:style-name="ro2">
          <table:table-cell office:value-type="date" office:date-value="2021-05-14" calcext:value-type="date">
            <text:p>Friday, May 14, 2021</text:p>
          </table:table-cell>
          <table:table-cell table:style-name="ce4"/>
          <table:table-cell/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J5</text:p>
          </table:table-cell>
          <table:table-cell table:number-columns-repeated="5"/>
        </table:table-row>
        <table:table-row table:style-name="ro2">
          <table:table-cell office:value-type="date" office:date-value="2021-05-15" calcext:value-type="date">
            <text:p>Saturday, May 15,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5"/>
        </table:table-row>
        <table:table-row table:style-name="ro2">
          <table:table-cell office:value-type="date" office:date-value="2021-05-16" calcext:value-type="date">
            <text:p>Sunday, May 16,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5"/>
        </table:table-row>
        <table:table-row table:style-name="ro2">
          <table:table-cell office:value-type="date" office:date-value="2021-05-17" calcext:value-type="date">
            <text:p>Monday, May 17,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5"/>
        </table:table-row>
        <table:table-row table:style-name="ro2">
          <table:table-cell office:value-type="date" office:date-value="2021-05-18" calcext:value-type="date">
            <text:p>Tuesday, May 18,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5"/>
        </table:table-row>
        <table:table-row table:style-name="ro2">
          <table:table-cell office:value-type="date" office:date-value="2021-05-19" calcext:value-type="date">
            <text:p>Wednesday, May 19,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5"/>
        </table:table-row>
        <table:table-row table:style-name="ro2">
          <table:table-cell office:value-type="date" office:date-value="2021-05-20" calcext:value-type="date">
            <text:p>Thursday, May 20,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5"/>
        </table:table-row>
        <table:table-row table:style-name="ro2">
          <table:table-cell office:value-type="date" office:date-value="2021-05-21" calcext:value-type="date">
            <text:p>Friday, May 21,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5"/>
        </table:table-row>
        <table:table-row table:style-name="ro2">
          <table:table-cell office:value-type="date" office:date-value="2021-05-22" calcext:value-type="date">
            <text:p>Saturday, May 22,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5"/>
        </table:table-row>
        <table:table-row table:style-name="ro2">
          <table:table-cell office:value-type="date" office:date-value="2021-05-23" calcext:value-type="date">
            <text:p>Sunday, May 23,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2">
          <table:table-cell office:value-type="date" office:date-value="2021-05-24" calcext:value-type="date">
            <text:p>Monday, May 24,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5"/>
        </table:table-row>
        <table:table-row table:style-name="ro2">
          <table:table-cell office:value-type="date" office:date-value="2021-05-25" calcext:value-type="date">
            <text:p>Tuesday, May 25,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2">
          <table:table-cell office:value-type="date" office:date-value="2021-05-26" calcext:value-type="date">
            <text:p>Wednesday, May 26,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2">
          <table:table-cell office:value-type="date" office:date-value="2021-05-27" calcext:value-type="date">
            <text:p>Thursday, May 27,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2">
          <table:table-cell office:value-type="date" office:date-value="2021-05-28" calcext:value-type="date">
            <text:p>Friday, May 28,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5"/>
        </table:table-row>
        <table:table-row table:style-name="ro2">
          <table:table-cell office:value-type="date" office:date-value="2021-05-29" calcext:value-type="date">
            <text:p>Saturday, May 29,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5"/>
        </table:table-row>
        <table:table-row table:style-name="ro2">
          <table:table-cell office:value-type="date" office:date-value="2021-05-30" calcext:value-type="date">
            <text:p>Sunday, May 30,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5"/>
        </table:table-row>
        <table:table-row table:style-name="ro2">
          <table:table-cell office:value-type="date" office:date-value="2021-05-31" calcext:value-type="date">
            <text:p>Monday, May 31,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5"/>
        </table:table-row>
        <table:table-row table:style-name="ro2">
          <table:table-cell office:value-type="date" office:date-value="2021-06-01" calcext:value-type="date">
            <text:p>Tuesday, June 01,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5"/>
        </table:table-row>
        <table:table-row table:style-name="ro2">
          <table:table-cell office:value-type="date" office:date-value="2021-06-02" calcext:value-type="date">
            <text:p>Wednesday, June 02,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5"/>
        </table:table-row>
        <table:table-row table:style-name="ro2">
          <table:table-cell office:value-type="date" office:date-value="2021-06-03" calcext:value-type="date">
            <text:p>Thursday, June 03,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2">
          <table:table-cell office:value-type="date" office:date-value="2021-06-04" calcext:value-type="date">
            <text:p>Friday, June 04,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5"/>
        </table:table-row>
        <table:table-row table:style-name="ro2">
          <table:table-cell office:value-type="date" office:date-value="2021-06-05" calcext:value-type="date">
            <text:p>Saturday, June 05,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5"/>
        </table:table-row>
        <table:table-row table:style-name="ro2">
          <table:table-cell office:value-type="date" office:date-value="2021-06-06" calcext:value-type="date">
            <text:p>Sunday, June 06,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5"/>
        </table:table-row>
        <table:table-row table:style-name="ro2">
          <table:table-cell office:value-type="date" office:date-value="2021-06-07" calcext:value-type="date">
            <text:p>Monday, June 07,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5"/>
        </table:table-row>
        <table:table-row table:style-name="ro2">
          <table:table-cell office:value-type="date" office:date-value="2021-06-08" calcext:value-type="date">
            <text:p>Tuesday, June 08,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5"/>
        </table:table-row>
        <table:table-row table:style-name="ro2">
          <table:table-cell office:value-type="date" office:date-value="2021-06-09" calcext:value-type="date">
            <text:p>Wednesday, June 09,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5"/>
        </table:table-row>
        <table:table-row table:style-name="ro2">
          <table:table-cell office:value-type="date" office:date-value="2021-06-10" calcext:value-type="date">
            <text:p>Thursday, June 10,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5"/>
        </table:table-row>
        <table:table-row table:style-name="ro2">
          <table:table-cell office:value-type="date" office:date-value="2021-06-11" calcext:value-type="date">
            <text:p>Friday, June 11,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date" office:date-value="2021-06-12" calcext:value-type="date">
            <text:p>Saturday, June 12,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 office:value-type="date" office:date-value="2021-06-13" calcext:value-type="date">
            <text:p>Sunday, June 13,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5"/>
        </table:table-row>
        <table:table-row table:style-name="ro2">
          <table:table-cell office:value-type="date" office:date-value="2021-06-14" calcext:value-type="date">
            <text:p>Monday, June 14,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5"/>
        </table:table-row>
        <table:table-row table:style-name="ro2">
          <table:table-cell office:value-type="date" office:date-value="2021-06-15" calcext:value-type="date">
            <text:p>Tuesday, June 15,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5"/>
        </table:table-row>
        <table:table-row table:style-name="ro2">
          <table:table-cell office:value-type="date" office:date-value="2021-06-16" calcext:value-type="date">
            <text:p>Wednesday, June 16,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2">
          <table:table-cell office:value-type="date" office:date-value="2021-06-17" calcext:value-type="date">
            <text:p>Thursday, June 17, 2021</text:p>
          </table:table-cell>
          <table:table-cell table:style-name="ce4"/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2">
          <table:table-cell office:value-type="date" office:date-value="2021-06-18" calcext:value-type="date">
            <text:p>Friday, June 18,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2">
          <table:table-cell office:value-type="date" office:date-value="2021-06-19" calcext:value-type="date">
            <text:p>Saturday, June 19,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2">
          <table:table-cell office:value-type="date" office:date-value="2021-06-20" calcext:value-type="date">
            <text:p>Sunday, June 20,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2">
          <table:table-cell office:value-type="date" office:date-value="2021-06-21" calcext:value-type="date">
            <text:p>Monday, June 21,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2">
          <table:table-cell office:value-type="date" office:date-value="2021-06-22" calcext:value-type="date">
            <text:p>Tuesday, June 22,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2">
          <table:table-cell office:value-type="date" office:date-value="2021-06-23" calcext:value-type="date">
            <text:p>Wednesday, June 23, 2021</text:p>
          </table:table-cell>
          <table:table-cell table:style-name="ce4"/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O1</text:p>
          </table:table-cell>
          <table:table-cell table:number-columns-repeated="5"/>
        </table:table-row>
        <table:table-row table:style-name="ro2">
          <table:table-cell office:value-type="date" office:date-value="2021-06-24" calcext:value-type="date">
            <text:p>Thursday, June 24,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5"/>
        </table:table-row>
        <table:table-row table:style-name="ro2">
          <table:table-cell office:value-type="date" office:date-value="2021-06-25" calcext:value-type="date">
            <text:p>Friday, June 25,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5"/>
        </table:table-row>
        <table:table-row table:style-name="ro2">
          <table:table-cell office:value-type="date" office:date-value="2021-06-26" calcext:value-type="date">
            <text:p>Saturday, June 26,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5"/>
        </table:table-row>
        <table:table-row table:style-name="ro2">
          <table:table-cell office:value-type="date" office:date-value="2021-06-27" calcext:value-type="date">
            <text:p>Sunday, June 27,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5"/>
        </table:table-row>
        <table:table-row table:style-name="ro2">
          <table:table-cell office:value-type="date" office:date-value="2021-06-28" calcext:value-type="date">
            <text:p>Monday, June 28,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2">
          <table:table-cell office:value-type="date" office:date-value="2021-06-29" calcext:value-type="date">
            <text:p>Tuesday, June 29,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5"/>
        </table:table-row>
        <table:table-row table:style-name="ro2">
          <table:table-cell office:value-type="date" office:date-value="2021-06-30" calcext:value-type="date">
            <text:p>Wednesday, June 30,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5"/>
        </table:table-row>
        <table:table-row table:style-name="ro2">
          <table:table-cell office:value-type="date" office:date-value="2021-07-01" calcext:value-type="date">
            <text:p>Thursday, July 01,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5"/>
        </table:table-row>
        <table:table-row table:style-name="ro2">
          <table:table-cell office:value-type="date" office:date-value="2021-07-02" calcext:value-type="date">
            <text:p>Friday, July 02,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5"/>
        </table:table-row>
        <table:table-row table:style-name="ro2">
          <table:table-cell office:value-type="date" office:date-value="2021-07-03" calcext:value-type="date">
            <text:p>Saturday, July 03,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5"/>
        </table:table-row>
        <table:table-row table:style-name="ro2">
          <table:table-cell office:value-type="date" office:date-value="2021-07-04" calcext:value-type="date">
            <text:p>Sunday, July 04,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5"/>
        </table:table-row>
        <table:table-row table:style-name="ro2">
          <table:table-cell office:value-type="date" office:date-value="2021-07-05" calcext:value-type="date">
            <text:p>Monday, July 05,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5"/>
        </table:table-row>
        <table:table-row table:style-name="ro2">
          <table:table-cell office:value-type="date" office:date-value="2021-07-06" calcext:value-type="date">
            <text:p>Tuesday, July 06,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5"/>
        </table:table-row>
        <table:table-row table:style-name="ro2">
          <table:table-cell office:value-type="date" office:date-value="2021-07-07" calcext:value-type="date">
            <text:p>Wednesday, July 07,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5"/>
        </table:table-row>
        <table:table-row table:style-name="ro2">
          <table:table-cell office:value-type="date" office:date-value="2021-07-08" calcext:value-type="date">
            <text:p>Thursday, July 08,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5"/>
        </table:table-row>
        <table:table-row table:style-name="ro2">
          <table:table-cell office:value-type="date" office:date-value="2021-07-09" calcext:value-type="date">
            <text:p>Friday, July 09,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5"/>
        </table:table-row>
        <table:table-row table:style-name="ro2">
          <table:table-cell office:value-type="date" office:date-value="2021-07-10" calcext:value-type="date">
            <text:p>Saturday, July 10,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5"/>
        </table:table-row>
        <table:table-row table:style-name="ro2">
          <table:table-cell office:value-type="date" office:date-value="2021-07-11" calcext:value-type="date">
            <text:p>Sunday, July 11,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5"/>
        </table:table-row>
        <table:table-row table:style-name="ro2">
          <table:table-cell office:value-type="date" office:date-value="2021-07-12" calcext:value-type="date">
            <text:p>Monday, July 12,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5"/>
        </table:table-row>
        <table:table-row table:style-name="ro2">
          <table:table-cell office:value-type="date" office:date-value="2021-07-13" calcext:value-type="date">
            <text:p>Tuesday, July 13,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5"/>
        </table:table-row>
        <table:table-row table:style-name="ro2">
          <table:table-cell office:value-type="date" office:date-value="2021-07-14" calcext:value-type="date">
            <text:p>Wednesday, July 14,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2">
          <table:table-cell office:value-type="date" office:date-value="2021-07-15" calcext:value-type="date">
            <text:p>Thursday, July 15,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date" office:date-value="2021-07-16" calcext:value-type="date">
            <text:p>Friday, July 16,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5"/>
        </table:table-row>
        <table:table-row table:style-name="ro2">
          <table:table-cell office:value-type="date" office:date-value="2021-07-17" calcext:value-type="date">
            <text:p>Saturday, July 17,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2">
          <table:table-cell office:value-type="date" office:date-value="2021-07-18" calcext:value-type="date">
            <text:p>Sunday, July 18,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2">
          <table:table-cell office:value-type="date" office:date-value="2021-07-19" calcext:value-type="date">
            <text:p>Monday, July 19,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2">
          <table:table-cell office:value-type="date" office:date-value="2021-07-20" calcext:value-type="date">
            <text:p>Tuesday, July 20,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2">
          <table:table-cell office:value-type="date" office:date-value="2021-07-21" calcext:value-type="date">
            <text:p>Wednesday, July 21,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2">
          <table:table-cell office:value-type="date" office:date-value="2021-07-22" calcext:value-type="date">
            <text:p>Thursday, July 22,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2">
          <table:table-cell office:value-type="date" office:date-value="2021-07-23" calcext:value-type="date">
            <text:p>Friday, July 23,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5"/>
        </table:table-row>
        <table:table-row table:style-name="ro2">
          <table:table-cell office:value-type="date" office:date-value="2021-07-24" calcext:value-type="date">
            <text:p>Saturday, July 24,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2">
          <table:table-cell office:value-type="date" office:date-value="2021-07-25" calcext:value-type="date">
            <text:p>Sunday, July 25,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5"/>
        </table:table-row>
        <table:table-row table:style-name="ro2">
          <table:table-cell office:value-type="date" office:date-value="2021-07-26" calcext:value-type="date">
            <text:p>Monday, July 26,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2">
          <table:table-cell office:value-type="date" office:date-value="2021-07-27" calcext:value-type="date">
            <text:p>Tuesday, July 27,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5"/>
        </table:table-row>
        <table:table-row table:style-name="ro2">
          <table:table-cell office:value-type="date" office:date-value="2021-07-28" calcext:value-type="date">
            <text:p>Wednesday, July 28,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2">
          <table:table-cell office:value-type="date" office:date-value="2021-07-29" calcext:value-type="date">
            <text:p>Thursday, July 29,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2">
          <table:table-cell office:value-type="date" office:date-value="2021-07-30" calcext:value-type="date">
            <text:p>Friday, July 30,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5"/>
        </table:table-row>
        <table:table-row table:style-name="ro2">
          <table:table-cell office:value-type="date" office:date-value="2021-07-31" calcext:value-type="date">
            <text:p>Saturday, July 31,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5"/>
        </table:table-row>
        <table:table-row table:style-name="ro2">
          <table:table-cell office:value-type="date" office:date-value="2021-08-01" calcext:value-type="date">
            <text:p>Sunday, August 01,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5"/>
        </table:table-row>
        <table:table-row table:style-name="ro2">
          <table:table-cell office:value-type="date" office:date-value="2021-08-02" calcext:value-type="date">
            <text:p>Monday, August 02,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5"/>
        </table:table-row>
        <table:table-row table:style-name="ro2">
          <table:table-cell office:value-type="date" office:date-value="2021-08-03" calcext:value-type="date">
            <text:p>Tuesday, August 03,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5"/>
        </table:table-row>
        <table:table-row table:style-name="ro2">
          <table:table-cell office:value-type="date" office:date-value="2021-08-04" calcext:value-type="date">
            <text:p>Wednesday, August 04,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5"/>
        </table:table-row>
        <table:table-row table:style-name="ro2">
          <table:table-cell office:value-type="date" office:date-value="2021-08-05" calcext:value-type="date">
            <text:p>Thursday, August 05,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5"/>
        </table:table-row>
        <table:table-row table:style-name="ro2">
          <table:table-cell office:value-type="date" office:date-value="2021-08-06" calcext:value-type="date">
            <text:p>Friday, August 06,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5"/>
        </table:table-row>
        <table:table-row table:style-name="ro2">
          <table:table-cell office:value-type="date" office:date-value="2021-08-07" calcext:value-type="date">
            <text:p>Saturday, August 07,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5"/>
        </table:table-row>
        <table:table-row table:style-name="ro2">
          <table:table-cell office:value-type="date" office:date-value="2021-08-08" calcext:value-type="date">
            <text:p>Sunday, August 08,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5"/>
        </table:table-row>
        <table:table-row table:style-name="ro2">
          <table:table-cell office:value-type="date" office:date-value="2021-08-09" calcext:value-type="date">
            <text:p>Monday, August 09,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5"/>
        </table:table-row>
        <table:table-row table:style-name="ro2">
          <table:table-cell office:value-type="date" office:date-value="2021-08-10" calcext:value-type="date">
            <text:p>Tuesday, August 10,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5"/>
        </table:table-row>
        <table:table-row table:style-name="ro2">
          <table:table-cell office:value-type="date" office:date-value="2021-08-11" calcext:value-type="date">
            <text:p>Wednesday, August 11,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5"/>
        </table:table-row>
        <table:table-row table:style-name="ro2">
          <table:table-cell office:value-type="date" office:date-value="2021-08-12" calcext:value-type="date">
            <text:p>Thursday, August 12,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5"/>
        </table:table-row>
        <table:table-row table:style-name="ro2">
          <table:table-cell office:value-type="date" office:date-value="2021-08-13" calcext:value-type="date">
            <text:p>Friday, August 13,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5"/>
        </table:table-row>
        <table:table-row table:style-name="ro2">
          <table:table-cell office:value-type="date" office:date-value="2021-08-14" calcext:value-type="date">
            <text:p>Saturday, August 14,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5"/>
        </table:table-row>
        <table:table-row table:style-name="ro2">
          <table:table-cell office:value-type="date" office:date-value="2021-08-15" calcext:value-type="date">
            <text:p>Sunday, August 15,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5"/>
        </table:table-row>
        <table:table-row table:style-name="ro2">
          <table:table-cell office:value-type="date" office:date-value="2021-08-16" calcext:value-type="date">
            <text:p>Monday, August 16,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5"/>
        </table:table-row>
        <table:table-row table:style-name="ro2">
          <table:table-cell office:value-type="date" office:date-value="2021-08-17" calcext:value-type="date">
            <text:p>Tuesday, August 17,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5"/>
        </table:table-row>
        <table:table-row table:style-name="ro2">
          <table:table-cell office:value-type="date" office:date-value="2021-08-18" calcext:value-type="date">
            <text:p>Wednesday, August 18,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5"/>
        </table:table-row>
        <table:table-row table:style-name="ro2">
          <table:table-cell office:value-type="date" office:date-value="2021-08-19" calcext:value-type="date">
            <text:p>Thursday, August 19,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5"/>
        </table:table-row>
        <table:table-row table:style-name="ro2">
          <table:table-cell office:value-type="date" office:date-value="2021-08-20" calcext:value-type="date">
            <text:p>Friday, August 20,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5"/>
        </table:table-row>
        <table:table-row table:style-name="ro2">
          <table:table-cell office:value-type="date" office:date-value="2021-08-21" calcext:value-type="date">
            <text:p>Saturday, August 21,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5"/>
        </table:table-row>
        <table:table-row table:style-name="ro2">
          <table:table-cell office:value-type="date" office:date-value="2021-08-22" calcext:value-type="date">
            <text:p>Sunday, August 22,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5"/>
        </table:table-row>
        <table:table-row table:style-name="ro2">
          <table:table-cell office:value-type="date" office:date-value="2021-08-23" calcext:value-type="date">
            <text:p>Monday, August 23,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5"/>
        </table:table-row>
        <table:table-row table:style-name="ro2">
          <table:table-cell office:value-type="date" office:date-value="2021-08-24" calcext:value-type="date">
            <text:p>Tuesday, August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5" calcext:value-type="date">
            <text:p>Wednesday, August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6" calcext:value-type="date">
            <text:p>Thursday, August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7" calcext:value-type="date">
            <text:p>Friday, August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8" calcext:value-type="date">
            <text:p>Saturday, August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9" calcext:value-type="date">
            <text:p>Sunday, August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0" calcext:value-type="date">
            <text:p>Monday, August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1" calcext:value-type="date">
            <text:p>Tuesday, August 3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1" calcext:value-type="date">
            <text:p>Wednesday, Sept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2" calcext:value-type="date">
            <text:p>Thursday, Sept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3" calcext:value-type="date">
            <text:p>Friday, Sept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4" calcext:value-type="date">
            <text:p>Saturday, Sept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5" calcext:value-type="date">
            <text:p>Sunday, Sept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6" calcext:value-type="date">
            <text:p>Monday, Sept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7" calcext:value-type="date">
            <text:p>Tuesday, Sept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8" calcext:value-type="date">
            <text:p>Wednesday, Sept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9" calcext:value-type="date">
            <text:p>Thursday, Sept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0" calcext:value-type="date">
            <text:p>Friday, Sept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1" calcext:value-type="date">
            <text:p>Saturday, Sept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2" calcext:value-type="date">
            <text:p>Sunday, Sept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3" calcext:value-type="date">
            <text:p>Monday, Sept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4" calcext:value-type="date">
            <text:p>Tuesday, Sept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5" calcext:value-type="date">
            <text:p>Wednesday, Sept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6" calcext:value-type="date">
            <text:p>Thursday, Sept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7" calcext:value-type="date">
            <text:p>Friday, Sept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8" calcext:value-type="date">
            <text:p>Saturday, Sept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9" calcext:value-type="date">
            <text:p>Sunday, Sept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0" calcext:value-type="date">
            <text:p>Monday, Sept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1" calcext:value-type="date">
            <text:p>Tuesday, Sept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2" calcext:value-type="date">
            <text:p>Wednesday, Sept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3" calcext:value-type="date">
            <text:p>Thursday, Sept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4" calcext:value-type="date">
            <text:p>Friday, Sept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5" calcext:value-type="date">
            <text:p>Saturday, Sept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6" calcext:value-type="date">
            <text:p>Sunday, Sept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7" calcext:value-type="date">
            <text:p>Monday, Sept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8" calcext:value-type="date">
            <text:p>Tuesday, Sept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9" calcext:value-type="date">
            <text:p>Wednesday, Sept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30" calcext:value-type="date">
            <text:p>Thursday, Sept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1" calcext:value-type="date">
            <text:p>Friday, Octo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2" calcext:value-type="date">
            <text:p>Saturday, Octo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3" calcext:value-type="date">
            <text:p>Sunday, Octo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4" calcext:value-type="date">
            <text:p>Monday, Octo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5" calcext:value-type="date">
            <text:p>Tuesday, Octo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6" calcext:value-type="date">
            <text:p>Wednesday, Octo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7" calcext:value-type="date">
            <text:p>Thursday, Octo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8" calcext:value-type="date">
            <text:p>Friday, Octo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9" calcext:value-type="date">
            <text:p>Saturday, Octo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0" calcext:value-type="date">
            <text:p>Sunday, Octo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1" calcext:value-type="date">
            <text:p>Monday, Octo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2" calcext:value-type="date">
            <text:p>Tuesday, Octo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3" calcext:value-type="date">
            <text:p>Wednesday, Octo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4" calcext:value-type="date">
            <text:p>Thursday, Octo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5" calcext:value-type="date">
            <text:p>Friday, Octo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6" calcext:value-type="date">
            <text:p>Saturday, Octo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7" calcext:value-type="date">
            <text:p>Sunday, Octo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8" calcext:value-type="date">
            <text:p>Monday, Octo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9" calcext:value-type="date">
            <text:p>Tuesday, Octo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0" calcext:value-type="date">
            <text:p>Wednesday, Octo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1" calcext:value-type="date">
            <text:p>Thursday, Octo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2" calcext:value-type="date">
            <text:p>Friday, Octo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3" calcext:value-type="date">
            <text:p>Saturday, Octo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4" calcext:value-type="date">
            <text:p>Sunday, Octo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5" calcext:value-type="date">
            <text:p>Monday, Octo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6" calcext:value-type="date">
            <text:p>Tuesday, Octo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7" calcext:value-type="date">
            <text:p>Wednesday, Octo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8" calcext:value-type="date">
            <text:p>Thursday, Octo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9" calcext:value-type="date">
            <text:p>Friday, Octo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0" calcext:value-type="date">
            <text:p>Saturday, Octo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1" calcext:value-type="date">
            <text:p>Sunday, October 3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1" calcext:value-type="date">
            <text:p>Monday, Nov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2" calcext:value-type="date">
            <text:p>Tuesday, Nov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3" calcext:value-type="date">
            <text:p>Wednesday, Nov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4" calcext:value-type="date">
            <text:p>Thursday, Nov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5" calcext:value-type="date">
            <text:p>Friday, Nov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6" calcext:value-type="date">
            <text:p>Saturday, Nov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7" calcext:value-type="date">
            <text:p>Sunday, Nov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8" calcext:value-type="date">
            <text:p>Monday, Nov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9" calcext:value-type="date">
            <text:p>Tuesday, Nov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0" calcext:value-type="date">
            <text:p>Wednesday, Nov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1" calcext:value-type="date">
            <text:p>Thursday, Nov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2" calcext:value-type="date">
            <text:p>Friday, Nov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3" calcext:value-type="date">
            <text:p>Saturday, Nov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4" calcext:value-type="date">
            <text:p>Sunday, Nov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5" calcext:value-type="date">
            <text:p>Monday, Nov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6" calcext:value-type="date">
            <text:p>Tuesday, Nov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7" calcext:value-type="date">
            <text:p>Wednesday, Nov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8" calcext:value-type="date">
            <text:p>Thursday, Nov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9" calcext:value-type="date">
            <text:p>Friday, Nov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0" calcext:value-type="date">
            <text:p>Saturday, Nov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style-name="ce4"/>
          <table:table-cell table:number-columns-repeated="9"/>
        </table:table-row>
        <table:table-row table:style-name="ro2" table:number-rows-repeated="104824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6:55:35.931023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7:58:18.894042449</meta:creation-date>
    <meta:editing-duration>PT1H23M49S</meta:editing-duration>
    <meta:editing-cycles>14</meta:editing-cycles>
    <meta:generator>LibreOffice/6.1.4.2$Linux_X86_64 LibreOffice_project/9d0f32d1f0b509096fd65e0d4bec26ddd1938fd3</meta:generator>
    <dc:date>2021-02-10T07:29:17.141915297</dc:date>
    <meta:document-statistic meta:table-count="1" meta:cell-count="956" meta:object-count="0"/>
  </office:meta>
</office:document-meta>
</file>